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mily-generic="swiss"/>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690f" officeooo:paragraph-rsid="0016690f"/>
    </style:style>
    <style:style style:name="P2" style:family="paragraph" style:parent-style-name="Text_20_body">
      <style:text-properties officeooo:rsid="00196055" officeooo:paragraph-rsid="00196055"/>
    </style:style>
    <style:style style:name="P3" style:family="paragraph" style:parent-style-name="Text_20_body">
      <style:text-properties officeooo:paragraph-rsid="00196055"/>
    </style:style>
    <style:style style:name="P4" style:family="paragraph" style:parent-style-name="Heading_20_1">
      <style:text-properties officeooo:paragraph-rsid="00196055"/>
    </style:style>
    <style:style style:name="T1" style:family="text">
      <style:text-properties officeooo:rsid="00196055"/>
    </style:style>
    <style:style style:name="T2" style:family="text">
      <style:text-properties officeooo:rsid="001b68f1"/>
    </style:style>
    <style:style style:name="T3" style:family="text">
      <style:text-properties officeooo:rsid="001f0cae"/>
    </style:style>
    <style:style style:name="T4" style:family="text">
      <style:text-properties officeooo:rsid="0021f68d"/>
    </style:style>
    <style:style style:name="T5" style:family="text">
      <style:text-properties officeooo:rsid="002408fe"/>
    </style:style>
    <style:style style:name="T6" style:family="text">
      <style:text-properties fo:font-weight="normal" officeooo:rsid="002408fe" style:font-weight-asian="normal" style:font-weight-complex="normal"/>
    </style:style>
    <style:style style:name="T7" style:family="text">
      <style:text-properties fo:font-style="italic" fo:font-weight="normal" officeooo:rsid="002408fe" style:font-style-asian="italic" style:font-weight-asian="normal" style:font-style-complex="italic" style:font-weight-complex="normal"/>
    </style:style>
    <style:style style:name="T8" style:family="text">
      <style:text-properties fo:font-style="normal" fo:font-weight="normal" officeooo:rsid="002408fe"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Voir le monde avec des yeux d'enfants »<text:line-break/><text:span text:style-name="T8">Note explicative</text:span></text:p>
      <text:p text:style-name="Subtitle">Team VRGcorp – Los Burritos locos<text:line-break/>Nuit de l'Info 2015</text:p>
      <text:h text:style-name="P4" text:outline-level="1"><text:span text:style-name="T1">Compréhension du sujet</text:span></text:h>
      <text:p text:style-name="P3"><text:tab/><text:span text:style-name="T2">Le sujet « Voir le monde avec des yeux d'enfant » a été interprété par notre équipe comme proposant de réaliser un programme ou un site informatif à destination des enfants à propos de la réaction à adopter en cas de situation d'urgence. Ce sujet sera combiné à d'autres défis, à savoir le défi WebRTC, le défi « Jeux arcade », le défi « Boîte à idées » et le défi « Intégration tactile » afin de proposer une solution ludique pour apprendre aux enfants les comportements appropriés face à des risques majeurs, de type catastrophes d'origine naturelle, industrielle ou humaine.</text:span></text:p>
      <text:h text:style-name="Heading_20_1" text:outline-level="1">Solution proposée et objectif de la méthode apportée</text:h>
      <text:p text:style-name="P2"><text:tab/><text:span text:style-name="T3">Nous nous proposons d'implémenter un site Web avec des mini-jeux en rapport avec chaque type de situation d'urgence. Le site est composé d'une page unique, avec des « boîtes » intégrant le nom d'une situation d'urgence, une description de l'événement et de la procédure à suivre en rapport à ce dernier ainsi qu'un mini-jeu permettant à l'enfant de mettre en application les connaissances qu'il vient d'acquérir.</text:span></text:p>
      <text:h text:style-name="Heading_20_1" text:outline-level="1">Innovation</text:h>
      <text:p text:style-name="P2"><text:tab/><text:span text:style-name="T4">L'intérêt de ces mini-jeux est de permettre à l'enfant de s'amuser en apprenant. L'enfant, lors de son parcours du site, alterne entre phases d'apprentissage et de mise en pratique virtuelle. Le jeu permet en outre de s'assurer de la bonne assimilation des instructions qu'il a lu plus tôt. </text:span></text:p>
      <text:h text:style-name="Heading_20_1" text:outline-level="1">Organisation et mise en place</text:h>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style:font-family-generic="swiss"/>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21:13:56.928000000</meta:creation-date>
    <dc:date>2015-12-04T01:54:25.347000000</dc:date>
    <meta:editing-duration>PT1H24M58S</meta:editing-duration>
    <meta:editing-cycles>12</meta:editing-cycles>
    <meta:generator>LibreOffice/5.0.0.5$Windows_x86 LibreOffice_project/1b1a90865e348b492231e1c451437d7a15bb262b</meta:generator>
    <meta:document-statistic meta:table-count="0" meta:image-count="0" meta:object-count="0" meta:page-count="1" meta:paragraph-count="10" meta:word-count="252" meta:character-count="1508" meta:non-whitespace-character-count="1259"/>
  </office:meta>
</office:document-meta>
</file>